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BDC00000849A02B0208.png"/>
  <manifest:file-entry manifest:media-type="image/png" manifest:full-path="Pictures/1000020100000B2E00000600B867C529.png"/>
  <manifest:file-entry manifest:media-type="image/png" manifest:full-path="Pictures/1000020100000274000003D4935C8DB7.png"/>
  <manifest:file-entry manifest:media-type="image/png" manifest:full-path="Pictures/10000201000001B60000041DE995E56F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8FE000004B2D966134D.png"/>
  <manifest:file-entry manifest:media-type="image/png" manifest:full-path="Pictures/1000020100000B8F000008927F45B5BC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20100000B6D0000059BE8D3FC66.png"/>
  <manifest:file-entry manifest:media-type="image/png" manifest:full-path="Pictures/1000000000000241000001987AFD859F.png"/>
  <manifest:file-entry manifest:media-type="image/png" manifest:full-path="Pictures/100002010000016800000390EBA51B3A.png"/>
  <manifest:file-entry manifest:media-type="image/png" manifest:full-path="Pictures/10000201000005F0000005CAD5099849.png"/>
  <manifest:file-entry manifest:media-type="image/png" manifest:full-path="Pictures/1000020100000884000006C0DC1060AA.png"/>
  <manifest:file-entry manifest:media-type="image/png" manifest:full-path="Pictures/100002010000020400000544D6D72F39.png"/>
  <manifest:file-entry manifest:media-type="image/png" manifest:full-path="Pictures/1000020100000B28000006DAD2E2F21C.png"/>
  <manifest:file-entry manifest:media-type="image/png" manifest:full-path="Pictures/1000020100000360000003BCE6CBA00C.png"/>
  <manifest:file-entry manifest:media-type="image/png" manifest:full-path="Pictures/1000020100000AD00000086E45324937.png"/>
  <manifest:file-entry manifest:media-type="image/png" manifest:full-path="Pictures/10000000000002F20000023E09934576.png"/>
  <manifest:file-entry manifest:media-type="image/png" manifest:full-path="Pictures/100002010000066C0000066E5513C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8.456cm" svg:height="14.629cm" svg:x="4.772cm" svg:y="3.197cm">
          <draw:image xlink:href="Pictures/1000020100000884000006C0DC1060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868cm" svg:height="12.546cm" svg:x="7.566cm" svg:y="4.227cm">
          <draw:image xlink:href="Pictures/10000201000005F0000005CAD5099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3.918cm" svg:height="13.935cm" svg:x="7.041cm" svg:y="3.533cm">
          <draw:image xlink:href="Pictures/100002010000066C0000066E5513C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3.434cm" svg:height="18.27cm" svg:x="2.335cm" svg:y="1.377cm">
          <draw:image xlink:href="Pictures/1000020100000AD00000086E4532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5.703cm" svg:height="17.956cm" svg:x="1.2cm" svg:y="1.534cm">
          <draw:image xlink:href="Pictures/1000020100000BDC00000849A02B0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051cm" svg:height="18.574cm" svg:x="1.526cm" svg:y="1.225cm">
          <draw:image xlink:href="Pictures/1000020100000B8F000008927F45B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9.489cm" svg:height="10.175cm" svg:x="4.307cm" svg:y="5.424cm">
          <draw:image xlink:href="Pictures/10000201000008FE000004B2D9661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4.764cm" svg:height="12.148cm" svg:x="1.67cm" svg:y="4.438cm">
          <draw:image xlink:href="Pictures/1000020100000B6D0000059BE8D3FC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4.23cm" svg:height="13.003cm" svg:x="1.937cm" svg:y="4.01cm">
          <draw:image xlink:href="Pictures/1000020100000B2E00000600B867C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3.707cm" svg:height="8.914cm" svg:x="13cm" svg:y="8.5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9.293cm" svg:y="2.0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18cm" svg:y="3.5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5.793cm" svg:y="5.5cm">
          <draw:image xlink:href="Pictures/10000201000001B60000041DE995E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2.768cm" svg:height="6.557cm" svg:x="16.732cm" svg:y="7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7.5cm" svg:y="7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.5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4H58M28S</meta:editing-duration>
    <meta:editing-cycles>33</meta:editing-cycles>
    <dc:date>2010-03-10T21:44:06</dc:date>
    <meta:generator>OpenOffice.org/3.0$Unix OpenOffice.org_project/300m15$Build-9379</meta:generator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